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2b471" officeooo:paragraph-rsid="0002b471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2b471" officeooo:paragraph-rsid="0002b471" style:font-weight-asian="bold" style:font-weight-complex="bold"/>
    </style:style>
    <style:style style:name="P3" style:family="paragraph" style:parent-style-name="Text_20_body" style:list-style-name="L1"/>
    <style:style style:name="P4" style:family="paragraph" style:parent-style-name="Text_20_body">
      <style:text-properties officeooo:rsid="0002b471" officeooo:paragraph-rsid="0002b471"/>
    </style:style>
    <style:style style:name="P5" style:family="paragraph" style:parent-style-name="Text_20_body" style:list-style-name="L1">
      <style:paragraph-properties fo:margin-top="0in" fo:margin-bottom="0in" loext:contextual-spacing="false"/>
    </style:style>
    <style:style style:name="P6" style:family="paragraph" style:parent-style-name="Heading_20_3">
      <style:text-properties officeooo:rsid="0002b471" officeooo:paragraph-rsid="0002b471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LA CARTÃO SD</text:p>
      <text:p text:style-name="P1"/>
      <text:p text:style-name="P1">Em grupo de 2 fazer o rotetiro do cartão SD. Explorar os exemplos da IDE do Arduino para cartão SD</text:p>
      <text:h text:style-name="P6" text:outline-level="3">Examples</text:h>
      <text:list xml:id="list7844994070462923667" text:style-name="L1">
        <text:list-item>
          <text:p text:style-name="P5"><text:a xlink:type="simple" xlink:href="https://www.arduino.cc/en/Tutorial/CardInfo" text:style-name="Internet_20_link" text:visited-style-name="Visited_20_Internet_20_Link">Card Info</text:a>: Get info about your SD card. </text:p>
        </text:list-item>
        <text:list-item>
          <text:p text:style-name="P5"><text:a xlink:type="simple" xlink:href="https://www.arduino.cc/en/Tutorial/Datalogger" text:style-name="Internet_20_link" text:visited-style-name="Visited_20_Internet_20_Link">Datalogger</text:a>: Log data from three analog sensors to an SD card. </text:p>
        </text:list-item>
        <text:list-item>
          <text:p text:style-name="P5"><text:a xlink:type="simple" xlink:href="https://www.arduino.cc/en/Tutorial/DumpFile" text:style-name="Internet_20_link" text:visited-style-name="Visited_20_Internet_20_Link">Dump File</text:a>: Read a file from the SD card. </text:p>
        </text:list-item>
        <text:list-item>
          <text:p text:style-name="P5"><text:a xlink:type="simple" xlink:href="https://www.arduino.cc/en/Tutorial/Files" text:style-name="Internet_20_link" text:visited-style-name="Visited_20_Internet_20_Link">Files</text:a>: Create and destroy an SD card file. </text:p>
        </text:list-item>
        <text:list-item>
          <text:p text:style-name="P5"><text:a xlink:type="simple" xlink:href="https://www.arduino.cc/en/Tutorial/listfiles" text:style-name="Internet_20_link" text:visited-style-name="Visited_20_Internet_20_Link">List Files</text:a>: Print out the files in a directory on a SD card. </text:p>
        </text:list-item>
        <text:list-item>
          <text:p text:style-name="P3"><text:a xlink:type="simple" xlink:href="https://www.arduino.cc/en/Tutorial/ReadWrite" text:style-name="Internet_20_link" text:visited-style-name="Visited_20_Internet_20_Link">Read Write</text:a>: Read and write data to and from an SD card. </text:p>
        </text:list-item>
      </text:list>
      <text:p text:style-name="P4">Trabalho 4 – Fazer um datalogger com um arquivo de configuração. O arquivo de configuração será <text:s/>config.txt. A partir dele, os sensores e o tempo das amostras será informado. A saída será um arquivo com as leituras separadas por “;” com extensão CSV para posterior abertura em uma planilha. </text:p>
      <text:p text:style-name="P4">O arquio config.txt terá o seguinte formato </text:p>
      <text:p text:style-name="P4">nome_arquivo_saida</text:p>
      <text:p text:style-name="P4">tempo_de_amostragem_em segundos data hora</text:p>
      <text:p text:style-name="P4">quantidade_de_sensotes</text:p>
      <text:p text:style-name="P4">tipo_sensor pino nome</text:p>
      <text:p text:style-name="P1">….</text:p>
      <text:p text:style-name="P1">Fim</text:p>
      <text:p text:style-name="P1"/>
      <text:p text:style-name="P1">Por exemplo</text:p>
      <text:p text:style-name="P1">experimento1.txt</text:p>
      <text:p text:style-name="P1">600 11/04/17 08:00</text:p>
      <text:p text:style-name="P1">3</text:p>
      <text:p text:style-name="P1">dht 2 T_interna</text:p>
      <text:p text:style-name="P1">dht 3 T_externa</text:p>
      <text:p text:style-name="P1">ldr A0 Luminosidade</text:p>
      <text:p text:style-name="P1">Fim</text:p>
      <text:p text:style-name="P1"/>
      <text:p text:style-name="P1">A saida no arquivo experimento1.txt será</text:p>
      <text:p text:style-name="P1"/>
      <text:p text:style-name="P1">Hora ;T_interna ;T_externa; Luminosidade</text:p>
      <text:p text:style-name="P1">08:01; 21; 23; 300;</text:p>
      <text:p text:style-name="P1">08:11; 21; 24; 400;</text:p>
      <text:p text:style-name="P1">08:21; 22; 26; 500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4:04:24.029651553</meta:creation-date>
    <dc:date>2017-04-10T14:19:40.416798838</dc:date>
    <meta:editing-duration>PT15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30" meta:word-count="196" meta:character-count="1106" meta:non-whitespace-character-count="936"/>
  </office:meta>
</office:document-meta>
</file>